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12d437" officeooo:paragraph-rsid="0012d437"/>
    </style:style>
    <style:style style:name="P2" style:family="paragraph" style:parent-style-name="Standard">
      <style:text-properties fo:font-size="16pt" officeooo:rsid="0012d437" officeooo:paragraph-rsid="0012d437" style:font-size-asian="16pt" style:font-size-complex="16pt"/>
    </style:style>
    <style:style style:name="P3" style:family="paragraph" style:parent-style-name="Standard">
      <style:text-properties fo:font-size="16pt" fo:font-weight="bold" officeooo:rsid="001464b0" officeooo:paragraph-rsid="001464b0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31e62" officeooo:paragraph-rsid="00131e62"/>
    </style:style>
    <style:style style:name="P5" style:family="paragraph" style:parent-style-name="Standard">
      <style:text-properties officeooo:rsid="00138d02" officeooo:paragraph-rsid="00138d02"/>
    </style:style>
    <style:style style:name="P6" style:family="paragraph" style:parent-style-name="Standard">
      <style:text-properties officeooo:rsid="001464b0" officeooo:paragraph-rsid="001464b0"/>
    </style:style>
    <style:style style:name="P7" style:family="paragraph" style:parent-style-name="Standard">
      <style:text-properties fo:font-size="12pt" fo:font-weight="normal" officeooo:rsid="001464b0" officeooo:paragraph-rsid="001464b0" style:font-size-asian="10.5pt" style:font-weight-asian="normal" style:font-size-complex="12pt" style:font-weight-complex="normal"/>
    </style:style>
    <style:style style:name="T1" style:family="text">
      <style:text-properties officeooo:rsid="00131e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1e62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ST PRACTICES</text:p>
      <text:p text:style-name="P2"/>
      <text:p text:style-name="P2"/>
      <text:p text:style-name="P2">1) <text:span text:style-name="T2">USE ESLINT for code style</text:span></text:p>
      <text:p text:style-name="P1"/>
      <text:p text:style-name="P1">ESLINT check if your code is consistent</text:p>
      <text:p text:style-name="P1"/>
      <text:p text:style-name="P1">Package to install with : npm install eslint</text:p>
      <text:p text:style-name="P1">For init eslint, we need command: npx eslint –init</text:p>
      <text:p text:style-name="P1"/>
      <text:p text:style-name="P1">For check style code, use command <text:span text:style-name="T4">npx eslint .</text:span> ( where . Indicate the root folder where node is used)</text:p>
      <text:p text:style-name="P1"/>
      <text:p text:style-name="P4">The file .<text:span text:style-name="T4">eslintrc.js</text:span> contain all rules used for generate errors when code is checked. The property rules can be modified with new rules for remove or add new check on code style</text:p>
      <text:p text:style-name="P4"/>
      <text:p text:style-name="P4"/>
      <text:p text:style-name="P5">2) <text:span text:style-name="T3">Ensuring immutability</text:span></text:p>
      <text:p text:style-name="P5">When create a const of array or an object, the internal value can be changed and that create unexpected problems.</text:p>
      <text:p text:style-name="P5"/>
      <text:p text:style-name="P5">Ex: const array=[1,2,3]</text:p>
      <text:p text:style-name="P5">arr[0] = 99 ==&gt;&gt;&gt; <text:s/>not error</text:p>
      <text:p text:style-name="P5"/>
      <text:p text:style-name="P5"/>
      <text:p text:style-name="P5">With <text:span text:style-name="T4">npm install eslint-plugin-immutable </text:span><text:span text:style-name="T6"><text:s/>we install a package that check thats behavior</text:span></text:p>
      <text:p text:style-name="P5"/>
      <text:p text:style-name="P5">For use this plugin, in the <text:span text:style-name="T1">.</text:span><text:span text:style-name="T5">eslintrc.js</text:span><text:span text:style-name="T1"> </text:span>have to be added a property called plugins at root level:</text:p>
      <text:p text:style-name="P5"/>
      <text:p text:style-name="P5">plugins:[</text:p>
      <text:p text:style-name="P5"><text:tab/>‘immutable’</text:p>
      <text:p text:style-name="P5">]</text:p>
      <text:p text:style-name="P5"/>
      <text:p text:style-name="P5">and in rules add:</text:p>
      <text:p text:style-name="P5"/>
      <text:p text:style-name="P5">rules{</text:p>
      <text:p text:style-name="P5"><text:tab/>…,</text:p>
      <text:p text:style-name="P5"><text:tab/>‘immutable/no-mutation’ : ‘error’</text:p>
      <text:p text:style-name="P5">}</text:p>
      <text:p text:style-name="P5"/>
      <text:p text:style-name="P3">3) Using built-in array methods for loops:</text:p>
      <text:p text:style-name="P3"/>
      <text:p text:style-name="P7">Try to not use for-loops but built-in array functions (if possible)</text:p>
      <text:p text:style-name="P3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7T14:58:43.402000000</dc:date>
    <meta:editing-duration>PT20M35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3" meta:word-count="177" meta:character-count="1020" meta:non-whitespace-character-count="861"/>
  </office:meta>
</office:document-meta>
</file>